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Node:</text:p>
      <text:p text:style-name="Standard"><text:s text:c="4"/>def __init__(self, value):</text:p>
      <text:p text:style-name="Standard"><text:s text:c="8"/>self.value = value</text:p>
      <text:p text:style-name="Standard"><text:s text:c="8"/>self.left = None</text:p>
      <text:p text:style-name="Standard"><text:s text:c="8"/>self.right = None</text:p>
      <text:p text:style-name="Standard"/>
      <text:p text:style-name="Standard">class BST:</text:p>
      <text:p text:style-name="Standard"><text:s text:c="4"/>def __init__(self):</text:p>
      <text:p text:style-name="Standard"><text:s text:c="8"/>self.root = None</text:p>
      <text:p text:style-name="Standard"/>
      <text:p text:style-name="Standard"><text:s text:c="4"/>def insert(self, root, value):</text:p>
      <text:p text:style-name="Standard"><text:s text:c="8"/>if root is None:</text:p>
      <text:p text:style-name="Standard"><text:s text:c="12"/>return Node(value)</text:p>
      <text:p text:style-name="Standard"><text:s text:c="8"/>if value &lt; root.value:</text:p>
      <text:p text:style-name="Standard"><text:s text:c="12"/>root.left = self.insert(root.left, value)</text:p>
      <text:p text:style-name="Standard"><text:s text:c="8"/>elif value &gt; root.value:</text:p>
      <text:p text:style-name="Standard"><text:s text:c="12"/>root.right = self.insert(root.right, value)</text:p>
      <text:p text:style-name="Standard"><text:s text:c="8"/>else:</text:p>
      <text:p text:style-name="Standard"><text:s text:c="12"/>print("Duplicate entry ignored!")</text:p>
      <text:p text:style-name="Standard"><text:s text:c="8"/>return root</text:p>
      <text:p text:style-name="Standard"/>
      <text:p text:style-name="Standard"><text:s text:c="4"/>def search(self, root, value):</text:p>
      <text:p text:style-name="Standard"><text:s text:c="8"/>if root is None or root.value == value:</text:p>
      <text:p text:style-name="Standard"><text:s text:c="12"/>return root</text:p>
      <text:p text:style-name="Standard"><text:s text:c="8"/>if value &lt; root.value:</text:p>
      <text:p text:style-name="Standard"><text:s text:c="12"/>return self.search(root.left, value)</text:p>
      <text:p text:style-name="Standard"><text:s text:c="8"/>return self.search(root.right, value)</text:p>
      <text:p text:style-name="Standard"/>
      <text:p text:style-name="Standard"><text:s text:c="4"/>def delete(self, root, value):</text:p>
      <text:p text:style-name="Standard"><text:s text:c="8"/>if root is None:</text:p>
      <text:p text:style-name="Standard"><text:s text:c="12"/>return root</text:p>
      <text:p text:style-name="Standard"><text:s text:c="8"/>if value &lt; root.value:</text:p>
      <text:p text:style-name="Standard"><text:s text:c="12"/>root.left = self.delete(root.left, value)</text:p>
      <text:p text:style-name="Standard"><text:s text:c="8"/>elif value &gt; root.value:</text:p>
      <text:p text:style-name="Standard"><text:s text:c="12"/>root.right = self.delete(root.right, value)</text:p>
      <text:p text:style-name="Standard"><text:s text:c="8"/>else:</text:p>
      <text:p text:style-name="Standard"><text:s text:c="12"/>if root.left is None:</text:p>
      <text:p text:style-name="Standard"><text:s text:c="16"/>return root.right</text:p>
      <text:p text:style-name="Standard"><text:s text:c="12"/>elif root.right is None:</text:p>
      <text:p text:style-name="Standard"><text:s text:c="16"/>return root.left</text:p>
      <text:p text:style-name="Standard"><text:s text:c="12"/>temp = self.min_value_node(root.right)</text:p>
      <text:p text:style-name="Standard"><text:s text:c="12"/>root.value = temp.value</text:p>
      <text:p text:style-name="Standard"><text:s text:c="12"/>root.right = self.delete(root.right, temp.value)</text:p>
      <text:p text:style-name="Standard"><text:s text:c="8"/>return root</text:p>
      <text:p text:style-name="Standard"/>
      <text:p text:style-name="Standard"><text:s text:c="4"/>def min_value_node(self, node):</text:p>
      <text:p text:style-name="Standard"><text:s text:c="8"/>current = node</text:p>
      <text:p text:style-name="Standard"><text:s text:c="8"/>while current.left is not None:</text:p>
      <text:p text:style-name="Standard"><text:s text:c="12"/>current = current.left</text:p>
      <text:p text:style-name="Standard"><text:s text:c="8"/>return current</text:p>
      <text:p text:style-name="Standard"/>
      <text:p text:style-name="Standard"><text:s text:c="4"/>def inorder(self, root):</text:p>
      <text:p text:style-name="Standard"><text:soft-page-break/><text:s text:c="8"/>if root:</text:p>
      <text:p text:style-name="Standard"><text:s text:c="12"/>self.inorder(root.left)</text:p>
      <text:p text:style-name="Standard"><text:s text:c="12"/>print(root.value, end=" ")</text:p>
      <text:p text:style-name="Standard"><text:s text:c="12"/>self.inorder(root.right)</text:p>
      <text:p text:style-name="Standard"/>
      <text:p text:style-name="Standard"><text:s text:c="4"/>def preorder(self, root):</text:p>
      <text:p text:style-name="Standard"><text:s text:c="8"/>if root:</text:p>
      <text:p text:style-name="Standard"><text:s text:c="12"/>print(root.value, end=" ")</text:p>
      <text:p text:style-name="Standard"><text:s text:c="12"/>self.preorder(root.left)</text:p>
      <text:p text:style-name="Standard"><text:s text:c="12"/>self.preorder(root.right)</text:p>
      <text:p text:style-name="Standard"/>
      <text:p text:style-name="Standard"><text:s text:c="4"/>def postorder(self, root):</text:p>
      <text:p text:style-name="Standard"><text:s text:c="8"/>if root:</text:p>
      <text:p text:style-name="Standard"><text:s text:c="12"/>self.postorder(root.left)</text:p>
      <text:p text:style-name="Standard"><text:s text:c="12"/>self.postorder(root.right)</text:p>
      <text:p text:style-name="Standard"><text:s text:c="12"/>print(root.value, end=" ")</text:p>
      <text:p text:style-name="Standard"/>
      <text:p text:style-name="Standard"><text:s text:c="4"/>def level_order(self, root):</text:p>
      <text:p text:style-name="Standard"><text:s text:c="8"/>if root is None:</text:p>
      <text:p text:style-name="Standard"><text:s text:c="12"/>return</text:p>
      <text:p text:style-name="Standard"><text:s text:c="8"/>queue = [root]</text:p>
      <text:p text:style-name="Standard"><text:s text:c="8"/>while queue:</text:p>
      <text:p text:style-name="Standard"><text:s text:c="12"/>current = queue.pop(0)</text:p>
      <text:p text:style-name="Standard"><text:s text:c="12"/>print(current.value, end=" ")</text:p>
      <text:p text:style-name="Standard"><text:s text:c="12"/>if current.left:</text:p>
      <text:p text:style-name="Standard"><text:s text:c="16"/>queue.append(current.left)</text:p>
      <text:p text:style-name="Standard"><text:s text:c="12"/>if current.right:</text:p>
      <text:p text:style-name="Standard"><text:s text:c="16"/>queue.append(current.right)</text:p>
      <text:p text:style-name="Standard"/>
      <text:p text:style-name="Standard"><text:s text:c="4"/>def depth(self, root):</text:p>
      <text:p text:style-name="Standard"><text:s text:c="8"/>if root is None:</text:p>
      <text:p text:style-name="Standard"><text:s text:c="12"/>return 0</text:p>
      <text:p text:style-name="Standard"><text:s text:c="8"/>return 1 + max(self.depth(root.left), self.depth(root.right))</text:p>
      <text:p text:style-name="Standard"/>
      <text:p text:style-name="Standard"><text:s text:c="4"/>def mirror(self, root):</text:p>
      <text:p text:style-name="Standard"><text:s text:c="8"/>if root:</text:p>
      <text:p text:style-name="Standard"><text:s text:c="12"/>root.left, root.right = root.right, root.left</text:p>
      <text:p text:style-name="Standard"><text:s text:c="12"/>self.mirror(root.left)</text:p>
      <text:p text:style-name="Standard"><text:s text:c="12"/>self.mirror(root.right)</text:p>
      <text:p text:style-name="Standard"/>
      <text:p text:style-name="Standard"><text:s text:c="4"/>def copy_tree(self, root):</text:p>
      <text:p text:style-name="Standard"><text:s text:c="8"/>if root is None:</text:p>
      <text:p text:style-name="Standard"><text:s text:c="12"/>return None</text:p>
      <text:p text:style-name="Standard"><text:s text:c="8"/>new_node = Node(root.value)</text:p>
      <text:p text:style-name="Standard"><text:s text:c="8"/>new_node.left = self.copy_tree(root.left)</text:p>
      <text:p text:style-name="Standard"><text:s text:c="8"/>new_node.right = self.copy_tree(root.right)</text:p>
      <text:p text:style-name="Standard"><text:s text:c="8"/>return new_node</text:p>
      <text:p text:style-name="Standard"/>
      <text:p text:style-name="Standard"><text:s text:c="4"/>def parent_child(self, root):</text:p>
      <text:p text:style-name="Standard"><text:s text:c="8"/>if root:</text:p>
      <text:p text:style-name="Standard"><text:s text:c="12"/>if root.left:</text:p>
      <text:p text:style-name="Standard"><text:s text:c="16"/>print(f"Parent ({root.value}) -&gt; Left Child ({root.left.value})")</text:p>
      <text:p text:style-name="Standard"><text:soft-page-break/><text:s text:c="16"/>self.parent_child(root.left)</text:p>
      <text:p text:style-name="Standard"><text:s text:c="12"/>if root.right:</text:p>
      <text:p text:style-name="Standard"><text:s text:c="16"/>print(f"Parent ({root.value}) -&gt; Right Child ({root.right.value})")</text:p>
      <text:p text:style-name="Standard"><text:s text:c="16"/>self.parent_child(root.right)</text:p>
      <text:p text:style-name="Standard"/>
      <text:p text:style-name="Standard"><text:s text:c="4"/>def leaf_nodes(self, root):</text:p>
      <text:p text:style-name="Standard"><text:s text:c="8"/>if root:</text:p>
      <text:p text:style-name="Standard"><text:s text:c="12"/>if root.left is None and root.right is None:</text:p>
      <text:p text:style-name="Standard"><text:s text:c="16"/>print(root.value, end=" ")</text:p>
      <text:p text:style-name="Standard"><text:s text:c="12"/>self.leaf_nodes(root.left)</text:p>
      <text:p text:style-name="Standard"><text:s text:c="12"/>self.leaf_nodes(root.right)</text:p>
      <text:p text:style-name="Standard"/>
      <text:p text:style-name="Standard">if __name__ == "__main__":</text:p>
      <text:p text:style-name="Standard"><text:s text:c="4"/>bst = BST()</text:p>
      <text:p text:style-name="Standard"/>
      <text:p text:style-name="Standard"><text:s text:c="4"/>while True:</text:p>
      <text:p text:style-name="Standard"><text:s text:c="8"/>print("""\n--- Binary Search Tree Menu ---</text:p>
      <text:p text:style-name="Standard">1. Insert</text:p>
      <text:p text:style-name="Standard">2. Delete</text:p>
      <text:p text:style-name="Standard">3. Search</text:p>
      <text:p text:style-name="Standard">4. Inorder Traversal</text:p>
      <text:p text:style-name="Standard">5. Preorder Traversal</text:p>
      <text:p text:style-name="Standard">6. Postorder Traversal</text:p>
      <text:p text:style-name="Standard">7. Level Order Traversal</text:p>
      <text:p text:style-name="Standard">8. Depth of Tree</text:p>
      <text:p text:style-name="Standard">9. Mirror Image</text:p>
      <text:p text:style-name="Standard">10. Copy Tree</text:p>
      <text:p text:style-name="Standard">11. Display Parent &amp; Child</text:p>
      <text:p text:style-name="Standard">12. Display Leaf Nodes</text:p>
      <text:p text:style-name="Standard">0. Exit</text:p>
      <text:p text:style-name="Standard">""")</text:p>
      <text:p text:style-name="Standard"><text:s text:c="8"/>choice = input("Enter your Choice: ")</text:p>
      <text:p text:style-name="Standard"/>
      <text:p text:style-name="Standard"><text:s text:c="8"/>if choice == '1':</text:p>
      <text:p text:style-name="Standard"><text:s text:c="12"/>val = int(input("Enter value to insert: "))</text:p>
      <text:p text:style-name="Standard"><text:s text:c="12"/>bst.root = bst.insert(bst.root, val)</text:p>
      <text:p text:style-name="Standard"><text:s text:c="8"/>elif choice == '2':</text:p>
      <text:p text:style-name="Standard"><text:s text:c="12"/>val = int(input("Enter value to delete: "))</text:p>
      <text:p text:style-name="Standard"><text:s text:c="12"/>bst.root = bst.delete(bst.root, val)</text:p>
      <text:p text:style-name="Standard"><text:s text:c="8"/>elif choice == '3':</text:p>
      <text:p text:style-name="Standard"><text:s text:c="12"/>val = int(input("Enter value to search: "))</text:p>
      <text:p text:style-name="Standard"><text:s text:c="12"/>found = bst.search(bst.root, val)</text:p>
      <text:p text:style-name="Standard"><text:s text:c="12"/>print("Found!" if found else "Not Found!")</text:p>
      <text:p text:style-name="Standard"><text:s text:c="8"/>elif choice == '4':</text:p>
      <text:p text:style-name="Standard"><text:s text:c="12"/>print("Inorder Traversal: ", end=" ")</text:p>
      <text:p text:style-name="Standard"><text:s text:c="12"/>bst.inorder(bst.root)</text:p>
      <text:p text:style-name="Standard"><text:s text:c="12"/>print()</text:p>
      <text:p text:style-name="Standard"><text:s text:c="8"/>elif choice == '5':</text:p>
      <text:p text:style-name="Standard"><text:s text:c="12"/>print("Preorder Traversal: ", end=" ")</text:p>
      <text:p text:style-name="Standard"><text:s text:c="12"/>bst.preorder(bst.root)</text:p>
      <text:p text:style-name="Standard"><text:s text:c="12"/>print()</text:p>
      <text:p text:style-name="Standard"><text:s text:c="8"/>elif choice == '6':</text:p>
      <text:p text:style-name="Standard"><text:soft-page-break/><text:s text:c="12"/>print("Postorder Traversal: ", end=" ")</text:p>
      <text:p text:style-name="Standard"><text:s text:c="12"/>bst.postorder(bst.root)</text:p>
      <text:p text:style-name="Standard"><text:s text:c="12"/>print()</text:p>
      <text:p text:style-name="Standard"><text:s text:c="8"/>elif choice == '7':</text:p>
      <text:p text:style-name="Standard"><text:s text:c="12"/>print("Level Order Traversal: ", end=" ")</text:p>
      <text:p text:style-name="Standard"><text:s text:c="12"/>bst.level_order(bst.root)</text:p>
      <text:p text:style-name="Standard"><text:s text:c="12"/>print()</text:p>
      <text:p text:style-name="Standard"><text:s text:c="8"/>elif choice == '8':</text:p>
      <text:p text:style-name="Standard"><text:s text:c="12"/>print("Depth of tree:", bst.depth(bst.root))</text:p>
      <text:p text:style-name="Standard"><text:s text:c="8"/>elif choice == '9':</text:p>
      <text:p text:style-name="Standard"><text:s text:c="12"/>bst.mirror(bst.root)</text:p>
      <text:p text:style-name="Standard"><text:s text:c="12"/>print("Mirror Image Created!")</text:p>
      <text:p text:style-name="Standard"><text:s text:c="8"/>elif choice == '10':</text:p>
      <text:p text:style-name="Standard"><text:s text:c="12"/>copied_root = bst.copy_tree(bst.root)</text:p>
      <text:p text:style-name="Standard"><text:s text:c="12"/>print("Inorder of Copied Tree: ", end=" ")</text:p>
      <text:p text:style-name="Standard"><text:s text:c="12"/>bst.inorder(copied_root)</text:p>
      <text:p text:style-name="Standard"><text:s text:c="12"/>print()</text:p>
      <text:p text:style-name="Standard"><text:s text:c="8"/>elif choice == '11':</text:p>
      <text:p text:style-name="Standard"><text:s text:c="12"/>bst.parent_child(bst.root)</text:p>
      <text:p text:style-name="Standard"><text:s text:c="8"/>elif choice == '12':</text:p>
      <text:p text:style-name="Standard"><text:s text:c="12"/>print("Leaf Nodes: ", end=" ")</text:p>
      <text:p text:style-name="Standard"><text:s text:c="12"/>bst.leaf_nodes(bst.root)</text:p>
      <text:p text:style-name="Standard"><text:s text:c="12"/>print()</text:p>
      <text:p text:style-name="Standard"><text:s text:c="8"/>elif choice == '0':</text:p>
      <text:p text:style-name="Standard"><text:s text:c="12"/>print("Exiting......")</text:p>
      <text:p text:style-name="Standard"><text:s text:c="12"/>break</text:p>
      <text:p text:style-name="Standard"><text:s text:c="8"/>else:</text:p>
      <text:p text:style-name="Standard"><text:s text:c="12"/>print("Invalid choice! Try Again.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8T19:00:25.443378646</meta:creation-date>
    <dc:date>2025-11-08T19:02:41.531796871</dc:date>
    <meta:editing-duration>PT1M28S</meta:editing-duration>
    <meta:editing-cycles>2</meta:editing-cycles>
    <meta:generator>LibreOffice/6.0.7.3$Linux_x86 LibreOffice_project/00m0$Build-3</meta:generator>
    <meta:document-statistic meta:table-count="0" meta:image-count="0" meta:object-count="0" meta:page-count="4" meta:paragraph-count="167" meta:word-count="503" meta:character-count="5400" meta:non-whitespace-character-count="3572"/>
  </office:meta>
</office:document-meta>
</file>